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8cae" officeooo:paragraph-rsid="001b8cae"/>
    </style:style>
    <style:style style:name="P2" style:family="paragraph" style:parent-style-name="Standard">
      <style:text-properties officeooo:rsid="001d7956" officeooo:paragraph-rsid="001d7956"/>
    </style:style>
    <style:style style:name="T1" style:family="text">
      <style:text-properties fo:color="#ff0000" loext:opacity="100%" style:text-underline-style="none" fo:font-weight="normal" style:font-weight-asian="normal" style:font-weight-complex="normal"/>
    </style:style>
    <style:style style:name="T2" style:family="text">
      <style:text-properties fo:color="#000000" loext:opacity="100%" style:text-underline-style="none" fo:font-weight="normal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1d795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2">Unha interfaz é como un protocolo, como unha declaración pública de que vai poder facer unha clase. En principio as interfaces estaban formadas por constantes (+ static final ...) e por métodos abstractos (non ten por que ter as dúas cousas). En cambio con Java 8 engadíronse os métodos default</text:span><text:span text:style-name="T3"> se ao cabo do tempo querese engadir outro métod as todalas clases, usase o método default.</text:span></text:p>
      <text:p text:style-name="P2"><text:span text:style-name="T2"><text:tab/>int valor = ... --&gt; public static final int valor = 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7:03:31.103000000</meta:creation-date>
    <dc:date>2023-01-17T18:13:59.416000000</dc:date>
    <meta:editing-duration>PT1H10M27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79" meta:character-count="442" meta:non-whitespace-character-count="364"/>
  </office:meta>
</office:document-meta>
</file>